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6ef"/>
    </style:style>
    <style:style style:name="ce11" style:family="table-cell" style:parent-style-name="Default">
      <style:table-cell-properties fo:background-color="#dde8cb"/>
    </style:style>
    <style:style style:name="ce12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background-color="#ffdbb6"/>
    </style:style>
    <style:style style:name="ce14" style:family="table-cell" style:parent-style-name="Default">
      <style:table-cell-properties fo:background-color="#f6f9d4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f7d1d5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#ffb66c"/>
    </style:style>
    <style:style style:name="ce22" style:family="table-cell" style:parent-style-name="Default">
      <style:table-cell-properties fo:background-color="#e8f2a1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ec9ba4"/>
    </style:style>
    <style:style style:name="ce26" style:family="table-cell" style:parent-style-name="Default">
      <style:table-cell-properties style:cell-protect="hidden-and-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TM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visibility="collapse" table:number-columns-repeated="1018" table:default-cell-style-name="ce26"/>
        <table:table-row table:style-name="ro1">
          <table:table-cell table:style-name="ce1" office:value-type="string" calcext:value-type="string">
            <text:p>OPT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8" table:formula="of:=DEC2HEX([.B1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T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9" table:formula="of:=DEC2HEX([.B2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PT1</text:p>
          </table:table-cell>
          <table:table-cell table:style-name="ce11"/>
          <table:table-cell table:style-name="ce11" table:formula="of:=255 - [.B2]" office:value-type="float" office:value="255" calcext:value-type="float">
            <text:p>255</text:p>
          </table:table-cell>
          <table:table-cell table:style-name="ce11"/>
          <table:table-cell table:style-name="ce19" table:formula="of:=DEC2HEX([.C3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PT2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20" table:formula="of:=DEC2HEX([.B4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OPT2</text:p>
          </table:table-cell>
          <table:table-cell table:style-name="ce12"/>
          <table:table-cell table:style-name="ce12" table:formula="of:=255 - [.B4]" office:value-type="float" office:value="255" calcext:value-type="float">
            <text:p>255</text:p>
          </table:table-cell>
          <table:table-cell table:style-name="ce12"/>
          <table:table-cell table:style-name="ce20" table:formula="of:=DEC2HEX([.C5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2"/>
          <table:table-cell table:style-name="ce18" table:formula="of:=DEC2HEX([.B6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PT3</text:p>
          </table:table-cell>
          <table:table-cell table:style-name="ce10"/>
          <table:table-cell table:style-name="ce10" table:formula="of:= 255 - [.B6]" office:value-type="float" office:value="255" calcext:value-type="float">
            <text:p>255</text:p>
          </table:table-cell>
          <table:table-cell table:style-name="ce10"/>
          <table:table-cell table:style-name="ce18" table:formula="of:=DEC2HEX([.C7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OPT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21" table:formula="of:=DEC2HEX([.B8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OPT4</text:p>
          </table:table-cell>
          <table:table-cell table:style-name="ce13"/>
          <table:table-cell table:style-name="ce13" table:formula="of:=255 - [.B8]" office:value-type="float" office:value="255" calcext:value-type="float">
            <text:p>255</text:p>
          </table:table-cell>
          <table:table-cell table:style-name="ce13"/>
          <table:table-cell table:style-name="ce21" table:formula="of:=DEC2HEX([.C9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5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22" table:formula="of:=DEC2HEX([.B10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NOPT5</text:p>
          </table:table-cell>
          <table:table-cell table:style-name="ce14"/>
          <table:table-cell table:style-name="ce14" table:formula="of:= 255 - [.B10]" office:value-type="float" office:value="255" calcext:value-type="float">
            <text:p>255</text:p>
          </table:table-cell>
          <table:table-cell table:style-name="ce14"/>
          <table:table-cell table:style-name="ce22" table:formula="of:=DEC2HEX([.C11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OPT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23" table:formula="of:=DEC2HEX([.B12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NOPT6</text:p>
          </table:table-cell>
          <table:table-cell table:style-name="ce15"/>
          <table:table-cell table:style-name="ce15" table:formula="of:= 255 - [.B12]" office:value-type="float" office:value="255" calcext:value-type="float">
            <text:p>255</text:p>
          </table:table-cell>
          <table:table-cell table:style-name="ce15"/>
          <table:table-cell table:style-name="ce23" table:formula="of:=DEC2HEX([.C13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PT7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24" table:formula="of:=DEC2HEX([.B14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NOPT7</text:p>
          </table:table-cell>
          <table:table-cell table:style-name="ce16"/>
          <table:table-cell table:style-name="ce16" table:formula="of:= 255 - [.B14]" office:value-type="float" office:value="255" calcext:value-type="float">
            <text:p>255</text:p>
          </table:table-cell>
          <table:table-cell table:style-name="ce16"/>
          <table:table-cell table:style-name="ce24" table:formula="of:=DEC2HEX([.C15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OPTBL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2"/>
          <table:table-cell table:style-name="ce25" table:formula="of:=DEC2HEX([.B16];2)" office:value-type="string" office:string-value="00" calcext:value-type="string">
            <text:p>00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NOPTBL</text:p>
          </table:table-cell>
          <table:table-cell table:style-name="ce17"/>
          <table:table-cell table:style-name="ce17" table:formula="of:= 255 - [.B16]" office:value-type="float" office:value="255" calcext:value-type="float">
            <text:p>255</text:p>
          </table:table-cell>
          <table:table-cell table:style-name="ce17"/>
          <table:table-cell table:style-name="ce25" table:formula="of:=DEC2HEX([.C17];2)" office:value-type="string" office:string-value="FF" calcext:value-type="string">
            <text:p>FF</text:p>
          </table:table-cell>
          <table:table-cell table:number-columns-repeated="1019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Command Parameters: </text:p>
          </table:table-cell>
          <table:table-cell table:formula="of:= COM.MICROSOFT.CONCAT(DEC2HEX([.B1];2); &quot; &quot;;  DEC2HEX([.B2];2); &quot; &quot;; DEC2HEX([.C3];2); &quot; &quot;; DEC2HEX([.B4];2); &quot; &quot;; DEC2HEX([.C5];2); &quot; &quot;; DEC2HEX([.B6];2); &quot; &quot;; DEC2HEX([.C7];2); &quot; &quot;; DEC2HEX([.B8];2); &quot; &quot;; DEC2HEX([.C9];2); &quot; &quot;; DEC2HEX([.B10];2); &quot; &quot;; DEC2HEX([.C11];2); &quot; &quot;; DEC2HEX([.B12];2); &quot; &quot;; DEC2HEX([.C13];2); &quot; &quot;; DEC2HEX([.B14];2); &quot; &quot;; DEC2HEX([.C15];2); &quot; &quot;; DEC2HEX([.B16];2); &quot; &quot;; DEC2HEX([.C17];2))" office:value-type="string" office:string-value="00 00 FF 00 FF 00 FF 00 FF 00 FF 00 FF 00 FF 00 FF" calcext:value-type="string" table:number-columns-spanned="6" table:number-rows-spanned="1">
            <text:p>00 00 FF 00 FF 00 FF 00 FF 00 FF 00 FF 00 FF 00 FF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5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9:08:30.407962297</meta:creation-date>
    <dc:date>2021-02-03T19:38:48.044603762</dc:date>
    <meta:editing-duration>PT19M16S</meta:editing-duration>
    <meta:editing-cycles>3</meta:editing-cycles>
    <meta:generator>LibreOffice/6.4.3.2$Linux_X86_64 LibreOffice_project/40$Build-2</meta:generator>
    <meta:document-statistic meta:table-count="1" meta:cell-count="53" meta:object-count="0"/>
  </office:meta>
</office:document-meta>
</file>